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usterSession.getNamespacePrefix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exportSystemView( String s , ContentHandler contentHandler , boolean b , boolean b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move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exportDocumentView( String s , OutputStream outputStream , boolean b , boolean b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impersonate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NamespaceURI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ClusterSession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usterSession.getItem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importXML( String s , InputStream inputStream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exportSystemView( String s , OutputStream outputStream , boolean b , boolean b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setNamespacePrefix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usterSession.getImportContentHandl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checkPermission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exportDocumentView( String s , ContentHandler contentHandler , boolean b , boolean b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hasPending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addLockToke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usterSession.get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removeLockToke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usterSession.refresh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getNodeByUUI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Session.itemExist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